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62" style:parent-style-name="LO-Normal" style:family="paragraph">
      <style:paragraph-properties fo:margin-bottom="0in" fo:margin-right="-1.1812in"/>
    </style:style>
    <style:style style:name="T76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8273492350B</text:p>
        </text:list-item>
        <text:list-item>
          <text:p text:style-name="P307">BR241424256337D</text:p>
        </text:list-item>
        <text:list-item>
          <text:p text:style-name="P308">BR248927582586K</text:p>
        </text:list-item>
        <text:list-item>
          <text:p text:style-name="P309">BR249760131834G</text:p>
        </text:list-item>
        <text:list-item>
          <text:p text:style-name="P310">BR241769398097M</text:p>
        </text:list-item>
        <text:list-item>
          <text:p text:style-name="P311">BR245704652610J</text:p>
        </text:list-item>
        <text:list-item>
          <text:p text:style-name="P312">BR248603032914I</text:p>
        </text:list-item>
        <text:list-item>
          <text:p text:style-name="P313">BR245687170457Q</text:p>
        </text:list-item>
        <text:list-item>
          <text:p text:style-name="P314">BR249029301853N</text:p>
        </text:list-item>
        <text:list-item>
          <text:p text:style-name="P315">BR240800417617D</text:p>
        </text:list-item>
        <text:list-item>
          <text:p text:style-name="P316">BR2406986647158</text:p>
        </text:list-item>
        <text:list-item>
          <text:p text:style-name="P317">BR241525743954N</text:p>
        </text:list-item>
        <text:list-item>
          <text:p text:style-name="P318">BR244321727146E</text:p>
        </text:list-item>
        <text:list-item>
          <text:p text:style-name="P319">BR247080635237M</text:p>
        </text:list-item>
        <text:list-item>
          <text:p text:style-name="P320">BR243011660333L</text:p>
        </text:list-item>
        <text:list-item>
          <text:p text:style-name="P321">BR244806443086L</text:p>
        </text:list-item>
        <text:list-item>
          <text:p text:style-name="P322">BR246087976441N</text:p>
        </text:list-item>
        <text:list-item>
          <text:p text:style-name="P323">BR240336428229U</text:p>
        </text:list-item>
        <text:list-item>
          <text:p text:style-name="P324">BR248891488549R</text:p>
        </text:list-item>
        <text:list-item>
          <text:p text:style-name="P325">BR243213468946D</text:p>
        </text:list-item>
        <text:list-item>
          <text:p text:style-name="P326">BR2477370554904</text:p>
        </text:list-item>
        <text:list-item>
          <text:p text:style-name="P327">BR247046538930O</text:p>
        </text:list-item>
        <text:list-item>
          <text:p text:style-name="P328">BR244480790184O</text:p>
        </text:list-item>
        <text:list-item>
          <text:p text:style-name="P329">BR248425200493I</text:p>
        </text:list-item>
        <text:list-item>
          <text:p text:style-name="P330">BR245864118567E</text:p>
        </text:list-item>
        <text:list-item>
          <text:p text:style-name="P331">BR240514470247N</text:p>
        </text:list-item>
        <text:list-item>
          <text:p text:style-name="P332">BR2426102390935</text:p>
        </text:list-item>
        <text:list-item>
          <text:p text:style-name="P333">BR2407147756231</text:p>
        </text:list-item>
        <text:list-item>
          <text:p text:style-name="P334">BR2441242450500</text:p>
        </text:list-item>
        <text:list-item>
          <text:p text:style-name="P335">BR246498747665C</text:p>
        </text:list-item>
        <text:list-item>
          <text:p text:style-name="P336">BR245607530950C</text:p>
        </text:list-item>
        <text:list-item>
          <text:p text:style-name="P337">BR245104472794F</text:p>
        </text:list-item>
        <text:list-item>
          <text:p text:style-name="P338">BR248161718879Z</text:p>
        </text:list-item>
        <text:list-item>
          <text:p text:style-name="P339">BR2405184524463</text:p>
        </text:list-item>
        <text:list-item>
          <text:p text:style-name="P340">BR249268984842F</text:p>
        </text:list-item>
        <text:list-item>
          <text:p text:style-name="P341">BR241687994806M</text:p>
        </text:list-item>
        <text:list-item>
          <text:p text:style-name="P342">BR246495650560A</text:p>
        </text:list-item>
        <text:list-item>
          <text:p text:style-name="P343">BR2469189023775</text:p>
        </text:list-item>
        <text:list-item>
          <text:p text:style-name="P344">BR2462507226323</text:p>
        </text:list-item>
        <text:list-item>
          <text:p text:style-name="P345">BR247558255190L</text:p>
        </text:list-item>
        <text:list-item>
          <text:p text:style-name="P346">BR2401333044407</text:p>
        </text:list-item>
        <text:list-item>
          <text:p text:style-name="P347">BR2479678163669</text:p>
        </text:list-item>
        <text:list-item>
          <text:p text:style-name="P348">BR2404937113465</text:p>
        </text:list-item>
        <text:list-item>
          <text:p text:style-name="P349">BR242122524370S</text:p>
        </text:list-item>
        <text:list-item>
          <text:p text:style-name="P350">BR244080693714J</text:p>
        </text:list-item>
        <text:list-item>
          <text:p text:style-name="P351">BR244047043892H</text:p>
        </text:list-item>
        <text:list-item>
          <text:p text:style-name="P352">BR248332878134I</text:p>
        </text:list-item>
        <text:list-item>
          <text:p text:style-name="P353">BR2449351998316</text:p>
        </text:list-item>
        <text:list-item>
          <text:p text:style-name="P354">BR248188610288J</text:p>
        </text:list-item>
        <text:list-item>
          <text:p text:style-name="P355">BR2488378190438</text:p>
        </text:list-item>
        <text:list-item>
          <text:p text:style-name="P356">BR240459301192T</text:p>
        </text:list-item>
        <text:list-item>
          <text:p text:style-name="P357">BR241689949938M</text:p>
        </text:list-item>
        <text:list-item>
          <text:p text:style-name="P358">BR2467996842822</text:p>
        </text:list-item>
        <text:list-item>
          <text:p text:style-name="P359">BR247751107980M</text:p>
        </text:list-item>
        <text:list-item>
          <text:p text:style-name="P360">BR247397156454F</text:p>
        </text:list-item>
        <text:list-item>
          <text:p text:style-name="P361">BR246655859932D</text:p>
        </text:list-item>
        <text:list-item>
          <text:p text:style-name="P362">BR245460995794F</text:p>
        </text:list-item>
        <text:list-item>
          <text:p text:style-name="P363">BR249002425597I</text:p>
        </text:list-item>
        <text:list-item>
          <text:p text:style-name="P364">BR2461321196161</text:p>
        </text:list-item>
        <text:list-item>
          <text:p text:style-name="P365">BR240073255425G</text:p>
        </text:list-item>
        <text:list-item>
          <text:p text:style-name="P366">BR249728423800C</text:p>
        </text:list-item>
        <text:list-item>
          <text:p text:style-name="P367">BR249011025887F</text:p>
        </text:list-item>
        <text:list-item>
          <text:p text:style-name="P368">BR240383555768J</text:p>
        </text:list-item>
        <text:list-item>
          <text:p text:style-name="P369">BR240347285170C</text:p>
        </text:list-item>
        <text:list-item>
          <text:p text:style-name="P370">BR240545138653K</text:p>
        </text:list-item>
        <text:list-item>
          <text:p text:style-name="P371">BR2497945629576</text:p>
        </text:list-item>
        <text:list-item>
          <text:p text:style-name="P372">BR246396904423D</text:p>
        </text:list-item>
        <text:list-item>
          <text:p text:style-name="P373">BR240825005507C</text:p>
        </text:list-item>
        <text:list-item>
          <text:p text:style-name="P374">BR245541950638W</text:p>
        </text:list-item>
        <text:list-item>
          <text:p text:style-name="P375">BR245188152873E</text:p>
        </text:list-item>
        <text:list-item>
          <text:p text:style-name="P376">BR245582666877E</text:p>
        </text:list-item>
        <text:list-item>
          <text:p text:style-name="P377">BR245161565779Z</text:p>
        </text:list-item>
        <text:list-item>
          <text:p text:style-name="P378">BR249138850262V</text:p>
        </text:list-item>
        <text:list-item>
          <text:p text:style-name="P379">BR245934037348H</text:p>
        </text:list-item>
        <text:list-item>
          <text:p text:style-name="P380">BR247291719157Z</text:p>
        </text:list-item>
        <text:list-item>
          <text:p text:style-name="P381">BR2443934471514</text:p>
        </text:list-item>
        <text:list-item>
          <text:p text:style-name="P382">BR240624573374U</text:p>
        </text:list-item>
        <text:list-item>
          <text:p text:style-name="P383">BR244003191095F</text:p>
        </text:list-item>
        <text:list-item>
          <text:p text:style-name="P384">BR2487982078087</text:p>
        </text:list-item>
        <text:list-item>
          <text:p text:style-name="P385">BR247004926207X</text:p>
        </text:list-item>
        <text:list-item>
          <text:p text:style-name="P386">BR247732789725Y</text:p>
        </text:list-item>
        <text:list-item>
          <text:p text:style-name="P387">BR245117557086H</text:p>
        </text:list-item>
        <text:list-item>
          <text:p text:style-name="P388">BR249980565589X</text:p>
        </text:list-item>
        <text:list-item>
          <text:p text:style-name="P389">BR246296647452Z</text:p>
        </text:list-item>
        <text:list-item>
          <text:p text:style-name="P390">BR249894737445N</text:p>
        </text:list-item>
        <text:list-item>
          <text:p text:style-name="P391">BR246810515874K</text:p>
        </text:list-item>
        <text:list-item>
          <text:p text:style-name="P392">BR240857058334J</text:p>
        </text:list-item>
        <text:list-item>
          <text:p text:style-name="P393">BR242902865676E</text:p>
        </text:list-item>
        <text:list-item>
          <text:p text:style-name="P394">BR244382937496A</text:p>
        </text:list-item>
        <text:list-item>
          <text:p text:style-name="P395">BR2411486402063</text:p>
        </text:list-item>
        <text:list-item>
          <text:p text:style-name="P396">BR249894512120N</text:p>
        </text:list-item>
        <text:list-item>
          <text:p text:style-name="P397">BR2471895228521</text:p>
        </text:list-item>
        <text:list-item>
          <text:p text:style-name="P398">BR242653358642Q</text:p>
        </text:list-item>
        <text:list-item>
          <text:p text:style-name="P399">BR241402889296E</text:p>
        </text:list-item>
        <text:list-item>
          <text:p text:style-name="P400">BR2421655597305</text:p>
        </text:list-item>
        <text:list-item>
          <text:p text:style-name="P401">BR2486577465015</text:p>
        </text:list-item>
        <text:list-item>
          <text:p text:style-name="P402">BR243908067636B</text:p>
        </text:list-item>
        <text:list-item>
          <text:p text:style-name="P403">BR248905460976G</text:p>
        </text:list-item>
        <text:list-item>
          <text:p text:style-name="P404">BR240351178733C</text:p>
        </text:list-item>
        <text:list-item>
          <text:p text:style-name="P405">BR2458523035115</text:p>
        </text:list-item>
        <text:list-item>
          <text:p text:style-name="P406">BR2425030922956</text:p>
        </text:list-item>
        <text:list-item>
          <text:p text:style-name="P407">BR240123843887Y</text:p>
        </text:list-item>
        <text:list-item>
          <text:p text:style-name="P408">BR2490962565193</text:p>
        </text:list-item>
        <text:list-item>
          <text:p text:style-name="P409">BR245295699670H</text:p>
        </text:list-item>
        <text:list-item>
          <text:p text:style-name="P410">BR249060569967B</text:p>
        </text:list-item>
        <text:list-item>
          <text:p text:style-name="P411">BR246768873168E</text:p>
        </text:list-item>
        <text:list-item>
          <text:p text:style-name="P412">BR245136616021A</text:p>
        </text:list-item>
        <text:list-item>
          <text:p text:style-name="P413">BR245087403170J</text:p>
        </text:list-item>
        <text:list-item>
          <text:p text:style-name="P414">BR249618817202W</text:p>
        </text:list-item>
        <text:list-item>
          <text:p text:style-name="P415">BR244206301256H</text:p>
        </text:list-item>
        <text:list-item>
          <text:p text:style-name="P416">BR2462256795179</text:p>
        </text:list-item>
        <text:list-item>
          <text:p text:style-name="P417">BR2426217327619</text:p>
        </text:list-item>
        <text:list-item>
          <text:p text:style-name="P418">BR248434596977K</text:p>
        </text:list-item>
        <text:list-item>
          <text:p text:style-name="P419">BR248234352928A</text:p>
        </text:list-item>
        <text:list-item>
          <text:p text:style-name="P420">BR242846808320M</text:p>
        </text:list-item>
        <text:list-item>
          <text:p text:style-name="P421">BR2443057261306</text:p>
        </text:list-item>
        <text:list-item>
          <text:p text:style-name="P422">BR248733802891Z</text:p>
        </text:list-item>
        <text:list-item>
          <text:p text:style-name="P423">BR246710339522A</text:p>
        </text:list-item>
        <text:list-item>
          <text:p text:style-name="P424">BR241957824168H</text:p>
        </text:list-item>
        <text:list-item>
          <text:p text:style-name="P425">BR240459035062A</text:p>
        </text:list-item>
        <text:list-item>
          <text:p text:style-name="P426">BR247789026778G</text:p>
        </text:list-item>
        <text:list-item>
          <text:p text:style-name="P427">BR242342188471K</text:p>
        </text:list-item>
        <text:list-item>
          <text:p text:style-name="P428">BR2483200728752</text:p>
        </text:list-item>
        <text:list-item>
          <text:p text:style-name="P429">BR245389125814N</text:p>
        </text:list-item>
        <text:list-item>
          <text:p text:style-name="P430">BR248817959183M</text:p>
        </text:list-item>
        <text:list-item>
          <text:p text:style-name="P431">BR244129552797Q</text:p>
        </text:list-item>
        <text:list-item>
          <text:p text:style-name="P432">BR2498285599858</text:p>
        </text:list-item>
        <text:list-item>
          <text:p text:style-name="P433">BR247016476009J</text:p>
        </text:list-item>
        <text:list-item>
          <text:p text:style-name="P434">BR2417366445881</text:p>
        </text:list-item>
        <text:list-item>
          <text:p text:style-name="P435">BR241160862609F</text:p>
        </text:list-item>
        <text:list-item>
          <text:p text:style-name="P436">BR242706609781B</text:p>
        </text:list-item>
        <text:list-item>
          <text:p text:style-name="P437">BR241089344626L</text:p>
        </text:list-item>
        <text:list-item>
          <text:p text:style-name="P438">BR244935056324G</text:p>
        </text:list-item>
        <text:list-item>
          <text:p text:style-name="P439">BR242079578246W</text:p>
        </text:list-item>
        <text:list-item>
          <text:p text:style-name="P440">BR2486321715369</text:p>
        </text:list-item>
        <text:list-item>
          <text:p text:style-name="P441">BR241369493095S</text:p>
        </text:list-item>
        <text:list-item>
          <text:p text:style-name="P442">BR249835080883G</text:p>
        </text:list-item>
        <text:list-item>
          <text:p text:style-name="P443">BR248239889528F</text:p>
        </text:list-item>
        <text:list-item>
          <text:p text:style-name="P444">BR245850312626X</text:p>
        </text:list-item>
        <text:list-item>
          <text:p text:style-name="P445">BR2450109695405</text:p>
        </text:list-item>
        <text:list-item>
          <text:p text:style-name="P446">BR242090144227B</text:p>
        </text:list-item>
        <text:list-item>
          <text:p text:style-name="P447">BR242332794376J</text:p>
        </text:list-item>
        <text:list-item>
          <text:p text:style-name="P448">BR248955082671J</text:p>
        </text:list-item>
        <text:list-item>
          <text:p text:style-name="P449">BR240445133505J</text:p>
        </text:list-item>
        <text:list-item>
          <text:p text:style-name="P450">BR2478243084768</text:p>
        </text:list-item>
        <text:list-item>
          <text:p text:style-name="P451">BR243712191797Q</text:p>
        </text:list-item>
        <text:list-item>
          <text:p text:style-name="P452">BR2460341226963</text:p>
        </text:list-item>
        <text:list-item>
          <text:p text:style-name="P453">BR2413553173436</text:p>
        </text:list-item>
        <text:list-item>
          <text:p text:style-name="P454">BR247242287837V</text:p>
        </text:list-item>
        <text:list-item>
          <text:p text:style-name="P455">BR243071536643H</text:p>
        </text:list-item>
        <text:list-item>
          <text:p text:style-name="P456">BR243699554543C</text:p>
        </text:list-item>
        <text:list-item>
          <text:p text:style-name="P457">BR249190189924B</text:p>
        </text:list-item>
        <text:list-item>
          <text:p text:style-name="P458">BR246507688840I</text:p>
        </text:list-item>
        <text:list-item>
          <text:p text:style-name="P459">BR240500139210S</text:p>
        </text:list-item>
        <text:list-item>
          <text:p text:style-name="P460">BR247347918569Q</text:p>
        </text:list-item>
        <text:list-item>
          <text:p text:style-name="P461">BR249666189733N</text:p>
        </text:list-item>
        <text:list-item>
          <text:p text:style-name="P462">BR2480915742666</text:p>
        </text:list-item>
        <text:list-item>
          <text:p text:style-name="P463">BR240889218490H</text:p>
        </text:list-item>
        <text:list-item>
          <text:p text:style-name="P464">BR241977801251A</text:p>
        </text:list-item>
        <text:list-item>
          <text:p text:style-name="P465">BR249655581986P</text:p>
        </text:list-item>
        <text:list-item>
          <text:p text:style-name="P466">BR240023979518E</text:p>
        </text:list-item>
        <text:list-item>
          <text:p text:style-name="P467">BR2458438375341</text:p>
        </text:list-item>
        <text:list-item>
          <text:p text:style-name="P468">BR241460109382C</text:p>
        </text:list-item>
        <text:list-item>
          <text:p text:style-name="P469">BR241535505009T</text:p>
        </text:list-item>
        <text:list-item>
          <text:p text:style-name="P470">BR247985890199S</text:p>
        </text:list-item>
        <text:list-item>
          <text:p text:style-name="P471">BR245538120390H</text:p>
        </text:list-item>
        <text:list-item>
          <text:p text:style-name="P472">BR249575135472K</text:p>
        </text:list-item>
        <text:list-item>
          <text:p text:style-name="P473">BR243278927972K</text:p>
        </text:list-item>
        <text:list-item>
          <text:p text:style-name="P474">BR249884654859E</text:p>
        </text:list-item>
        <text:list-item>
          <text:p text:style-name="P475">BR242075599495E</text:p>
        </text:list-item>
        <text:list-item>
          <text:p text:style-name="P476">BR247621573504H</text:p>
        </text:list-item>
        <text:list-item>
          <text:p text:style-name="P477">BR241744288700D</text:p>
        </text:list-item>
        <text:list-item>
          <text:p text:style-name="P478">BR240875277218L</text:p>
        </text:list-item>
        <text:list-item>
          <text:p text:style-name="P479">BR244467882190N</text:p>
        </text:list-item>
        <text:list-item>
          <text:p text:style-name="P480">BR247941222557X</text:p>
        </text:list-item>
        <text:list-item>
          <text:p text:style-name="P481">BR245082608736J</text:p>
        </text:list-item>
        <text:list-item>
          <text:p text:style-name="P482">BR242063502067E</text:p>
        </text:list-item>
        <text:list-item>
          <text:p text:style-name="P483">BR245338773519D</text:p>
        </text:list-item>
        <text:list-item>
          <text:p text:style-name="P484">BR2409988843770</text:p>
        </text:list-item>
        <text:list-item>
          <text:p text:style-name="P485">BR240642091312H</text:p>
        </text:list-item>
        <text:list-item>
          <text:p text:style-name="P486">BR2491275598449</text:p>
        </text:list-item>
        <text:list-item>
          <text:p text:style-name="P487">BR241132895931J</text:p>
        </text:list-item>
        <text:list-item>
          <text:p text:style-name="P488">BR247666697308D</text:p>
        </text:list-item>
        <text:list-item>
          <text:p text:style-name="P489">BR240537476944Z</text:p>
        </text:list-item>
        <text:list-item>
          <text:p text:style-name="P490">BR242546375309G</text:p>
        </text:list-item>
        <text:list-item>
          <text:p text:style-name="P491">BR241074203344X</text:p>
        </text:list-item>
        <text:list-item>
          <text:p text:style-name="P492">BR245095198828B</text:p>
        </text:list-item>
        <text:list-item>
          <text:p text:style-name="P493">BR241797980352G</text:p>
        </text:list-item>
        <text:list-item>
          <text:p text:style-name="P494">BR240845262103B</text:p>
        </text:list-item>
        <text:list-item>
          <text:p text:style-name="P495">BR242830190086J</text:p>
        </text:list-item>
        <text:list-item>
          <text:p text:style-name="P496">BR246196713085I</text:p>
        </text:list-item>
        <text:list-item>
          <text:p text:style-name="P497">BR244053828452G</text:p>
        </text:list-item>
        <text:list-item>
          <text:p text:style-name="P498">BR242641159082J</text:p>
        </text:list-item>
        <text:list-item>
          <text:p text:style-name="P499">BR243111845666L</text:p>
        </text:list-item>
        <text:list-item>
          <text:p text:style-name="P500">BR243013719745O</text:p>
        </text:list-item>
        <text:list-item>
          <text:p text:style-name="P501">BR246476247031Y</text:p>
        </text:list-item>
        <text:list-item>
          <text:p text:style-name="P502">BR240374093164L</text:p>
        </text:list-item>
        <text:list-item>
          <text:p text:style-name="P503">BR242221796812E</text:p>
        </text:list-item>
        <text:list-item>
          <text:p text:style-name="P504">BR2427301637279</text:p>
        </text:list-item>
        <text:list-item>
          <text:p text:style-name="P505">BR243536443509D</text:p>
        </text:list-item>
        <text:list-item>
          <text:p text:style-name="P506">BR240240427471T</text:p>
        </text:list-item>
        <text:list-item>
          <text:p text:style-name="P507">BR240960534205J</text:p>
        </text:list-item>
        <text:list-item>
          <text:p text:style-name="P508">BR244820868330K</text:p>
        </text:list-item>
        <text:list-item>
          <text:p text:style-name="P509">BR244592349975L</text:p>
        </text:list-item>
        <text:list-item>
          <text:p text:style-name="P510">BR242457211199T</text:p>
        </text:list-item>
        <text:list-item>
          <text:p text:style-name="P511">BR245451781280H</text:p>
        </text:list-item>
        <text:list-item>
          <text:p text:style-name="P512">BR247391839974H</text:p>
        </text:list-item>
        <text:list-item>
          <text:p text:style-name="P513">BR2473321811718</text:p>
        </text:list-item>
        <text:list-item>
          <text:p text:style-name="P514">BR243343760071G</text:p>
        </text:list-item>
        <text:list-item>
          <text:p text:style-name="P515">BR243970780577P</text:p>
        </text:list-item>
        <text:list-item>
          <text:p text:style-name="P516">BR249872833531G</text:p>
        </text:list-item>
        <text:list-item>
          <text:p text:style-name="P517">BR241923428256O</text:p>
        </text:list-item>
        <text:list-item>
          <text:p text:style-name="P518">BR2484686379698</text:p>
        </text:list-item>
        <text:list-item>
          <text:p text:style-name="P519">BR241061188006S</text:p>
        </text:list-item>
        <text:list-item>
          <text:p text:style-name="P520">BR2421457836941</text:p>
        </text:list-item>
        <text:list-item>
          <text:p text:style-name="P521">BR240271516035I</text:p>
        </text:list-item>
        <text:list-item>
          <text:p text:style-name="P522">BR246542835726O</text:p>
        </text:list-item>
        <text:list-item>
          <text:p text:style-name="P523">BR2445614314622</text:p>
        </text:list-item>
        <text:list-item>
          <text:p text:style-name="P524">BR248117353415O</text:p>
        </text:list-item>
        <text:list-item>
          <text:p text:style-name="P525">BR244916563816R</text:p>
        </text:list-item>
        <text:list-item>
          <text:p text:style-name="P526">BR2446685507884</text:p>
        </text:list-item>
        <text:list-item>
          <text:p text:style-name="P527">BR2499336970123</text:p>
        </text:list-item>
        <text:list-item>
          <text:p text:style-name="P528">BR242745932549M</text:p>
        </text:list-item>
        <text:list-item>
          <text:p text:style-name="P529">BR242599991448W</text:p>
        </text:list-item>
        <text:list-item>
          <text:p text:style-name="P530">BR244945215599X</text:p>
        </text:list-item>
        <text:list-item>
          <text:p text:style-name="P531">BR249532690601P</text:p>
        </text:list-item>
        <text:list-item>
          <text:p text:style-name="P532">BR242348335377V</text:p>
        </text:list-item>
        <text:list-item>
          <text:p text:style-name="P533">BR2457777631193</text:p>
        </text:list-item>
        <text:list-item>
          <text:p text:style-name="P534">BR2410483855269</text:p>
        </text:list-item>
        <text:list-item>
          <text:p text:style-name="P535">BR241044685086B</text:p>
        </text:list-item>
        <text:list-item>
          <text:p text:style-name="P536">BR246643323672H</text:p>
        </text:list-item>
        <text:list-item>
          <text:p text:style-name="P537">BR241449678897Z</text:p>
        </text:list-item>
        <text:list-item>
          <text:p text:style-name="P538">BR243500572554X</text:p>
        </text:list-item>
        <text:list-item>
          <text:p text:style-name="P539">BR2472909116400</text:p>
        </text:list-item>
        <text:list-item>
          <text:p text:style-name="P540">BR244058156045K</text:p>
        </text:list-item>
        <text:list-item>
          <text:p text:style-name="P541">BR2466429534287</text:p>
        </text:list-item>
        <text:list-item>
          <text:p text:style-name="P542">BR241047368865E</text:p>
        </text:list-item>
        <text:list-item>
          <text:p text:style-name="P543">BR248179003075O</text:p>
        </text:list-item>
        <text:list-item>
          <text:p text:style-name="P544">BR2440302972067</text:p>
        </text:list-item>
        <text:list-item>
          <text:p text:style-name="P545">BR248287888097E</text:p>
        </text:list-item>
        <text:list-item>
          <text:p text:style-name="P546">BR2472323008205</text:p>
        </text:list-item>
        <text:list-item>
          <text:p text:style-name="P547">BR245438436334Z</text:p>
        </text:list-item>
        <text:list-item>
          <text:p text:style-name="P548">BR243409962379V</text:p>
        </text:list-item>
        <text:list-item>
          <text:p text:style-name="P549">BR2437999039660</text:p>
        </text:list-item>
        <text:list-item>
          <text:p text:style-name="P550">BR2426792155255</text:p>
        </text:list-item>
        <text:list-item>
          <text:p text:style-name="P551">BR241239956104H</text:p>
        </text:list-item>
        <text:list-item>
          <text:p text:style-name="P552">BR248361573192G</text:p>
        </text:list-item>
        <text:list-item>
          <text:p text:style-name="P553">BR247954945011E</text:p>
        </text:list-item>
        <text:list-item>
          <text:p text:style-name="P554">BR249112250837P</text:p>
        </text:list-item>
        <text:list-item>
          <text:p text:style-name="P555">BR2411932488300</text:p>
        </text:list-item>
        <text:list-item>
          <text:p text:style-name="P556">BR245654977506J</text:p>
        </text:list-item>
        <text:list-item>
          <text:p text:style-name="P557">BR242030105085U</text:p>
        </text:list-item>
        <text:list-item>
          <text:p text:style-name="P558">BR245993016484J</text:p>
        </text:list-item>
        <text:list-item>
          <text:p text:style-name="P559">BR248034535905J</text:p>
        </text:list-item>
        <text:list-item>
          <text:p text:style-name="P560">BR2438696666738</text:p>
        </text:list-item>
        <text:list-item>
          <text:p text:style-name="P561">BR243235679910X</text:p>
        </text:list-item>
        <text:list-item>
          <text:p text:style-name="P562">BR243106914942W</text:p>
        </text:list-item>
        <text:list-item>
          <text:p text:style-name="P563">BR242074470937B</text:p>
        </text:list-item>
        <text:list-item>
          <text:p text:style-name="P564">BR241030767508T</text:p>
        </text:list-item>
        <text:list-item>
          <text:p text:style-name="P565">BR241802677586Z</text:p>
        </text:list-item>
        <text:list-item>
          <text:p text:style-name="P566">BR240853261782E</text:p>
        </text:list-item>
        <text:list-item>
          <text:p text:style-name="P567">BR242976311918Q</text:p>
        </text:list-item>
        <text:list-item>
          <text:p text:style-name="P568">BR2444011168060</text:p>
        </text:list-item>
        <text:list-item>
          <text:p text:style-name="P569">BR249407027510K</text:p>
        </text:list-item>
        <text:list-item>
          <text:p text:style-name="P570">BR245957120428K</text:p>
        </text:list-item>
        <text:list-item>
          <text:p text:style-name="P571">BR2488120518386</text:p>
        </text:list-item>
        <text:list-item>
          <text:p text:style-name="P572">BR2486607228467</text:p>
        </text:list-item>
        <text:list-item>
          <text:p text:style-name="P573">BR242376774063U</text:p>
        </text:list-item>
        <text:list-item>
          <text:p text:style-name="P574">BR2434401361780</text:p>
        </text:list-item>
        <text:list-item>
          <text:p text:style-name="P575">BR248335257344G</text:p>
        </text:list-item>
        <text:list-item>
          <text:p text:style-name="P576">BR241957230774Y</text:p>
        </text:list-item>
        <text:list-item>
          <text:p text:style-name="P577">BR248115221743B</text:p>
        </text:list-item>
        <text:list-item>
          <text:p text:style-name="P578">BR247498661592U</text:p>
        </text:list-item>
        <text:list-item>
          <text:p text:style-name="P579">BR249271402659L</text:p>
        </text:list-item>
        <text:list-item>
          <text:p text:style-name="P580">BR241340043596G</text:p>
        </text:list-item>
        <text:list-item>
          <text:p text:style-name="P581">BR248526785436Q</text:p>
        </text:list-item>
        <text:list-item>
          <text:p text:style-name="P582">BR248486646624E</text:p>
        </text:list-item>
        <text:list-item>
          <text:p text:style-name="P583">BR2442420892379</text:p>
        </text:list-item>
        <text:list-item>
          <text:p text:style-name="P584">BR243098897713F</text:p>
        </text:list-item>
        <text:list-item>
          <text:p text:style-name="P585">BR240873178804H</text:p>
        </text:list-item>
        <text:list-item>
          <text:p text:style-name="P586">BR2467905621089</text:p>
        </text:list-item>
        <text:list-item>
          <text:p text:style-name="P587">BR2430557891308</text:p>
        </text:list-item>
        <text:list-item>
          <text:p text:style-name="P588">BR248772984822K</text:p>
        </text:list-item>
        <text:list-item>
          <text:p text:style-name="P589">BR240892463067W</text:p>
        </text:list-item>
        <text:list-item>
          <text:p text:style-name="P590">BR240626772666T</text:p>
        </text:list-item>
        <text:list-item>
          <text:p text:style-name="P591">BR248268257170K</text:p>
        </text:list-item>
        <text:list-item>
          <text:p text:style-name="P592">BR241145773038W</text:p>
        </text:list-item>
        <text:list-item>
          <text:p text:style-name="P593">BR2473954075543</text:p>
        </text:list-item>
        <text:list-item>
          <text:p text:style-name="P594">BR2447765443869</text:p>
        </text:list-item>
        <text:list-item>
          <text:p text:style-name="P595">BR240099305753G</text:p>
        </text:list-item>
        <text:list-item>
          <text:p text:style-name="P596">BR248090246471P</text:p>
        </text:list-item>
        <text:list-item>
          <text:p text:style-name="P597">BR248645673731Z</text:p>
        </text:list-item>
        <text:list-item>
          <text:p text:style-name="P598">BR246101074086H</text:p>
        </text:list-item>
        <text:list-item>
          <text:p text:style-name="P599">BR245914159050D</text:p>
        </text:list-item>
        <text:list-item>
          <text:p text:style-name="P600">BR244861398079R</text:p>
        </text:list-item>
        <text:list-item>
          <text:p text:style-name="P601">BR247394104882T</text:p>
        </text:list-item>
        <text:list-item>
          <text:p text:style-name="P602">BR247272616790X</text:p>
        </text:list-item>
        <text:list-item>
          <text:p text:style-name="P603">BR248911461264K</text:p>
        </text:list-item>
        <text:list-item>
          <text:p text:style-name="P604">BR246807549209P</text:p>
        </text:list-item>
        <text:list-item>
          <text:p text:style-name="P605">BR248462839868B</text:p>
        </text:list-item>
        <text:list-item>
          <text:p text:style-name="P606">BR244477367461E</text:p>
        </text:list-item>
        <text:list-item>
          <text:p text:style-name="P607">BR249697473646J</text:p>
        </text:list-item>
        <text:list-item>
          <text:p text:style-name="P608">BR247162357865P</text:p>
        </text:list-item>
        <text:list-item>
          <text:p text:style-name="P609">BR244718166290H</text:p>
        </text:list-item>
        <text:list-item>
          <text:p text:style-name="P610">BR248511580467B</text:p>
        </text:list-item>
        <text:list-item>
          <text:p text:style-name="P611">BR248549442622K</text:p>
        </text:list-item>
        <text:list-item>
          <text:p text:style-name="P612">BR249594295662L</text:p>
        </text:list-item>
        <text:list-item>
          <text:p text:style-name="P613">BR244772916669K</text:p>
        </text:list-item>
        <text:list-item>
          <text:p text:style-name="P614">BR243511699370E</text:p>
        </text:list-item>
        <text:list-item>
          <text:p text:style-name="P615">BR2424620951326</text:p>
        </text:list-item>
        <text:list-item>
          <text:p text:style-name="P616">BR242999196327D</text:p>
        </text:list-item>
        <text:list-item>
          <text:p text:style-name="P617">BR2464370978620</text:p>
        </text:list-item>
        <text:list-item>
          <text:p text:style-name="P618">BR241927468600Y</text:p>
        </text:list-item>
        <text:list-item>
          <text:p text:style-name="P619">BR245461173939G</text:p>
        </text:list-item>
        <text:list-item>
          <text:p text:style-name="P620">BR246552963200K</text:p>
        </text:list-item>
        <text:list-item>
          <text:p text:style-name="P621">BR240067931422J</text:p>
        </text:list-item>
        <text:list-item>
          <text:p text:style-name="P622">BR241664051061Y</text:p>
        </text:list-item>
        <text:list-item>
          <text:p text:style-name="P623">BR2447384520234</text:p>
        </text:list-item>
        <text:list-item>
          <text:p text:style-name="P624">BR2471933554347</text:p>
        </text:list-item>
        <text:list-item>
          <text:p text:style-name="P625">BR247381981497G</text:p>
        </text:list-item>
        <text:list-item>
          <text:p text:style-name="P626">BR240274138035X</text:p>
        </text:list-item>
        <text:list-item>
          <text:p text:style-name="P627">BR240087129296O</text:p>
        </text:list-item>
        <text:list-item>
          <text:p text:style-name="P628">BR241240560377M</text:p>
        </text:list-item>
        <text:list-item>
          <text:p text:style-name="P629">BR243703026621M</text:p>
        </text:list-item>
        <text:list-item>
          <text:p text:style-name="P630">BR241963202860L</text:p>
        </text:list-item>
        <text:list-item>
          <text:p text:style-name="P631">BR240142742615C</text:p>
        </text:list-item>
        <text:list-item>
          <text:p text:style-name="P632">BR244918974983F</text:p>
        </text:list-item>
        <text:list-item>
          <text:p text:style-name="P633">BR245274631005F</text:p>
        </text:list-item>
        <text:list-item>
          <text:p text:style-name="P634">BR246260294449Y</text:p>
        </text:list-item>
        <text:list-item>
          <text:p text:style-name="P635">BR249007393998E</text:p>
        </text:list-item>
        <text:list-item>
          <text:p text:style-name="P636">BR2478900450604</text:p>
        </text:list-item>
        <text:list-item>
          <text:p text:style-name="P637">BR248744564648A</text:p>
        </text:list-item>
        <text:list-item>
          <text:p text:style-name="P638">BR248096638307M</text:p>
        </text:list-item>
        <text:list-item>
          <text:p text:style-name="P639">BR248806015479G</text:p>
        </text:list-item>
        <text:list-item>
          <text:p text:style-name="P640">BR2463417719736</text:p>
        </text:list-item>
        <text:list-item>
          <text:p text:style-name="P641">BR247211178724S</text:p>
        </text:list-item>
        <text:list-item>
          <text:p text:style-name="P642">BR242509729788F</text:p>
        </text:list-item>
        <text:list-item>
          <text:p text:style-name="P643">BR242420222540M</text:p>
        </text:list-item>
        <text:list-item>
          <text:p text:style-name="P644">BR244788196876L</text:p>
        </text:list-item>
        <text:list-item>
          <text:p text:style-name="P645">BR249427011741A</text:p>
        </text:list-item>
        <text:list-item>
          <text:p text:style-name="P646">BR247683517713D</text:p>
        </text:list-item>
        <text:list-item>
          <text:p text:style-name="P647">BR245111382643I</text:p>
        </text:list-item>
        <text:list-item>
          <text:p text:style-name="P648">BR2433172497829</text:p>
        </text:list-item>
        <text:list-item>
          <text:p text:style-name="P649">BR241723621416G</text:p>
        </text:list-item>
        <text:list-item>
          <text:p text:style-name="P650">BR2477349255172</text:p>
        </text:list-item>
        <text:list-item>
          <text:p text:style-name="P651">BR248123686073A</text:p>
        </text:list-item>
        <text:list-item>
          <text:p text:style-name="P652">BR2491926042715</text:p>
        </text:list-item>
        <text:list-item>
          <text:p text:style-name="P653">BR245177553118L</text:p>
        </text:list-item>
        <text:list-item>
          <text:p text:style-name="P654">BR245864114508I</text:p>
        </text:list-item>
        <text:list-item>
          <text:p text:style-name="P655">BR247368333016T</text:p>
        </text:list-item>
        <text:list-item>
          <text:p text:style-name="P656">BR240245934690C</text:p>
        </text:list-item>
        <text:list-item>
          <text:p text:style-name="P657">BR242601757484H</text:p>
        </text:list-item>
        <text:list-item>
          <text:p text:style-name="P658">BR246307230143S</text:p>
        </text:list-item>
        <text:list-item>
          <text:p text:style-name="P659">BR240371327761W</text:p>
        </text:list-item>
        <text:list-item>
          <text:p text:style-name="P660">BR2457105628571</text:p>
        </text:list-item>
        <text:list-item>
          <text:p text:style-name="P661">BR247132558548V</text:p>
        </text:list-item>
        <text:list-item>
          <text:p text:style-name="P662">BR248443613005Q</text:p>
        </text:list-item>
        <text:list-item>
          <text:p text:style-name="P663">BR242767925733U</text:p>
        </text:list-item>
        <text:list-item>
          <text:p text:style-name="P664">BR2488692540095</text:p>
        </text:list-item>
        <text:list-item>
          <text:p text:style-name="P665">BR2427090063338</text:p>
        </text:list-item>
        <text:list-item>
          <text:p text:style-name="P666">BR249288427665G</text:p>
        </text:list-item>
        <text:list-item>
          <text:p text:style-name="P667">BR241530253318M</text:p>
        </text:list-item>
        <text:list-item>
          <text:p text:style-name="P668">BR245012420171F</text:p>
        </text:list-item>
        <text:list-item>
          <text:p text:style-name="P669">BR2460282961352</text:p>
        </text:list-item>
        <text:list-item>
          <text:p text:style-name="P670">BR2466548308911</text:p>
        </text:list-item>
        <text:list-item>
          <text:p text:style-name="P671">BR249960996408D</text:p>
        </text:list-item>
        <text:list-item>
          <text:p text:style-name="P672">BR245438132307S</text:p>
        </text:list-item>
        <text:list-item>
          <text:p text:style-name="P673">BR244010178062U</text:p>
        </text:list-item>
        <text:list-item>
          <text:p text:style-name="P674">BR243022181838A</text:p>
        </text:list-item>
        <text:list-item>
          <text:p text:style-name="P675">BR243504828061C</text:p>
        </text:list-item>
        <text:list-item>
          <text:p text:style-name="P676">BR244033468763E</text:p>
        </text:list-item>
        <text:list-item>
          <text:p text:style-name="P677">BR2451988334014</text:p>
        </text:list-item>
        <text:list-item>
          <text:p text:style-name="P678">BR2411741861464</text:p>
        </text:list-item>
        <text:list-item>
          <text:p text:style-name="P679">BR246121021548O</text:p>
        </text:list-item>
        <text:list-item>
          <text:p text:style-name="P680">BR240140815833I</text:p>
        </text:list-item>
        <text:list-item>
          <text:p text:style-name="P681">BR246272934398M</text:p>
        </text:list-item>
        <text:list-item>
          <text:p text:style-name="P682">BR246215432628D</text:p>
        </text:list-item>
        <text:list-item>
          <text:p text:style-name="P683">BR2413873901236</text:p>
        </text:list-item>
        <text:list-item>
          <text:p text:style-name="P684">BR2467984244607</text:p>
        </text:list-item>
        <text:list-item>
          <text:p text:style-name="P685">BR2445898818911</text:p>
        </text:list-item>
        <text:list-item>
          <text:p text:style-name="P686">BR240051671775K</text:p>
        </text:list-item>
        <text:list-item>
          <text:p text:style-name="P687">BR249197975764J</text:p>
        </text:list-item>
        <text:list-item>
          <text:p text:style-name="P688">BR246463339338C</text:p>
        </text:list-item>
        <text:list-item>
          <text:p text:style-name="P689">BR244242580719J</text:p>
        </text:list-item>
        <text:list-item>
          <text:p text:style-name="P690">BR249385910394E</text:p>
        </text:list-item>
        <text:list-item>
          <text:p text:style-name="P691">BR240764815929N</text:p>
        </text:list-item>
        <text:list-item>
          <text:p text:style-name="P692">BR249528285992E</text:p>
        </text:list-item>
        <text:list-item>
          <text:p text:style-name="P693">BR246464893627M</text:p>
        </text:list-item>
        <text:list-item>
          <text:p text:style-name="P694">BR2467512122520</text:p>
        </text:list-item>
        <text:list-item>
          <text:p text:style-name="P695">BR247686341603N</text:p>
        </text:list-item>
        <text:list-item>
          <text:p text:style-name="P696">BR247183629198I</text:p>
        </text:list-item>
        <text:list-item>
          <text:p text:style-name="P697">BR245173986206A</text:p>
        </text:list-item>
        <text:list-item>
          <text:p text:style-name="P698">BR240304929145Q</text:p>
        </text:list-item>
        <text:list-item>
          <text:p text:style-name="P699">BR2482420251262</text:p>
        </text:list-item>
        <text:list-item>
          <text:p text:style-name="P700">BR244791627183Q</text:p>
        </text:list-item>
        <text:list-item>
          <text:p text:style-name="P701">BR246471517165A</text:p>
        </text:list-item>
        <text:list-item>
          <text:p text:style-name="P702">BR249490431421A</text:p>
        </text:list-item>
        <text:list-item>
          <text:p text:style-name="P703">BR240187821563Q</text:p>
        </text:list-item>
        <text:list-item>
          <text:p text:style-name="P704">BR246894342963N</text:p>
        </text:list-item>
        <text:list-item>
          <text:p text:style-name="P705">BR2470273057269</text:p>
        </text:list-item>
        <text:list-item>
          <text:p text:style-name="P706">BR249055088825V</text:p>
        </text:list-item>
        <text:list-item>
          <text:p text:style-name="P707">BR246256031833V</text:p>
        </text:list-item>
        <text:list-item>
          <text:p text:style-name="P708">BR245373099221D</text:p>
        </text:list-item>
        <text:list-item>
          <text:p text:style-name="P709">BR243456606694I</text:p>
        </text:list-item>
        <text:list-item>
          <text:p text:style-name="P710">BR241973458433L</text:p>
        </text:list-item>
        <text:list-item>
          <text:p text:style-name="P711">BR245070082558O</text:p>
        </text:list-item>
        <text:list-item>
          <text:p text:style-name="P712">BR248872757203L</text:p>
        </text:list-item>
        <text:list-item>
          <text:p text:style-name="P713">BR2414205304578</text:p>
        </text:list-item>
        <text:list-item>
          <text:p text:style-name="P714">BR243007941883L</text:p>
        </text:list-item>
        <text:list-item>
          <text:p text:style-name="P715">BR242721204039S</text:p>
        </text:list-item>
        <text:list-item>
          <text:p text:style-name="P716">BR241934377856X</text:p>
        </text:list-item>
        <text:list-item>
          <text:p text:style-name="P717">BR243951892471U</text:p>
        </text:list-item>
        <text:list-item>
          <text:p text:style-name="P718">BR247658568154I</text:p>
        </text:list-item>
        <text:list-item>
          <text:p text:style-name="P719">BR242090432324B</text:p>
        </text:list-item>
        <text:list-item>
          <text:p text:style-name="P720">BR242810864114B</text:p>
        </text:list-item>
        <text:list-item>
          <text:p text:style-name="P721">BR247041579454R</text:p>
        </text:list-item>
        <text:list-item>
          <text:p text:style-name="P722">BR240851648320S</text:p>
        </text:list-item>
        <text:list-item>
          <text:p text:style-name="P723">BR249095815115H</text:p>
        </text:list-item>
        <text:list-item>
          <text:p text:style-name="P724">BR247173626317B</text:p>
        </text:list-item>
        <text:list-item>
          <text:p text:style-name="P725">BR244276359358E</text:p>
        </text:list-item>
        <text:list-item>
          <text:p text:style-name="P726">BR243962736747Q</text:p>
        </text:list-item>
        <text:list-item>
          <text:p text:style-name="P727">BR243342850090D</text:p>
        </text:list-item>
        <text:list-item>
          <text:p text:style-name="P728">BR241541436226C</text:p>
        </text:list-item>
        <text:list-item>
          <text:p text:style-name="P729">BR241594353067F</text:p>
        </text:list-item>
        <text:list-item>
          <text:p text:style-name="P730">BR242846208666W</text:p>
        </text:list-item>
        <text:list-item>
          <text:p text:style-name="P731">BR244076291299T</text:p>
        </text:list-item>
        <text:list-item>
          <text:p text:style-name="P732">BR246790376105A</text:p>
        </text:list-item>
        <text:list-item>
          <text:p text:style-name="P733">BR2465583343376</text:p>
        </text:list-item>
        <text:list-item>
          <text:p text:style-name="P734">BR2437853467767</text:p>
        </text:list-item>
        <text:list-item>
          <text:p text:style-name="P735">BR243598021856X</text:p>
        </text:list-item>
        <text:list-item>
          <text:p text:style-name="P736">BR240115519735F</text:p>
        </text:list-item>
        <text:list-item>
          <text:p text:style-name="P737">BR2423505781459</text:p>
        </text:list-item>
        <text:list-item>
          <text:p text:style-name="P738">BR248115441843F</text:p>
        </text:list-item>
        <text:list-item>
          <text:p text:style-name="P739">BR241722539057H</text:p>
        </text:list-item>
        <text:list-item>
          <text:p text:style-name="P740">BR240884761557O</text:p>
        </text:list-item>
        <text:list-item>
          <text:p text:style-name="P741">BR241389885213J</text:p>
        </text:list-item>
        <text:list-item>
          <text:p text:style-name="P742">BR246306538162A</text:p>
        </text:list-item>
        <text:list-item>
          <text:p text:style-name="P743">BR243237478996E</text:p>
        </text:list-item>
        <text:list-item>
          <text:p text:style-name="P744">BR2421178720097</text:p>
        </text:list-item>
        <text:list-item>
          <text:p text:style-name="P745">BR241420101945S</text:p>
        </text:list-item>
        <text:list-item>
          <text:p text:style-name="P746">BR2496817071649</text:p>
        </text:list-item>
        <text:list-item>
          <text:p text:style-name="P747">BR249903220824C</text:p>
        </text:list-item>
        <text:list-item>
          <text:p text:style-name="P748">BR246704962795A</text:p>
        </text:list-item>
        <text:list-item>
          <text:p text:style-name="P749">BR2453484627234</text:p>
        </text:list-item>
        <text:list-item>
          <text:p text:style-name="P750">BR2444702829120</text:p>
        </text:list-item>
        <text:list-item>
          <text:p text:style-name="P751">BR248321573119H</text:p>
        </text:list-item>
        <text:list-item>
          <text:p text:style-name="P752">BR2421784330162</text:p>
        </text:list-item>
        <text:list-item>
          <text:p text:style-name="P753">BR2409678138331</text:p>
        </text:list-item>
        <text:list-item>
          <text:p text:style-name="P754">BR244920585016F</text:p>
        </text:list-item>
        <text:list-item>
          <text:p text:style-name="P755">BR2454407683983</text:p>
        </text:list-item>
        <text:list-item>
          <text:p text:style-name="P756">BR249720690025F</text:p>
        </text:list-item>
        <text:list-item>
          <text:p text:style-name="P757">BR248028597962D</text:p>
        </text:list-item>
        <text:list-item>
          <text:p text:style-name="P758">BR2400026127693</text:p>
        </text:list-item>
        <text:list-item>
          <text:p text:style-name="P759">BR2482673744847</text:p>
        </text:list-item>
        <text:list-item>
          <text:p text:style-name="P760">BR2466982142871</text:p>
        </text:list-item>
        <text:list-item>
          <text:p text:style-name="P761">BR245338992559A</text:p>
        </text:list-item>
        <text:list-item>
          <text:p text:style-name="P762"><text:span text:style-name="T763">BR245033581807B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457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4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4T19:17:00Z</meta:creation-date>
    <dc:date>2024-07-04T19:17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4" meta:word-count="1142" meta:character-count="7298" meta:row-count="51" meta:non-whitespace-character-count="6170"/>
  </office:meta>
</office:document-meta>
</file>